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29cm" style:rel-column-width="12681*"/>
    </style:style>
    <style:style style:name="Table2.B" style:family="table-column">
      <style:table-column-properties style:column-width="3.496cm" style:rel-column-width="13476*"/>
    </style:style>
    <style:style style:name="Table2.C" style:family="table-column">
      <style:table-column-properties style:column-width="3.3cm" style:rel-column-width="12722*"/>
    </style:style>
    <style:style style:name="Table2.D" style:family="table-column">
      <style:table-column-properties style:column-width="4.51cm" style:rel-column-width="17386*"/>
    </style:style>
    <style:style style:name="Table2.E" style:family="table-column">
      <style:table-column-properties style:column-width="2.404cm" style:rel-column-width="92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2a85" officeooo:paragraph-rsid="00122a85"/>
    </style:style>
    <style:style style:name="P2" style:family="paragraph" style:parent-style-name="Standard">
      <style:text-properties officeooo:rsid="00122a85" officeooo:paragraph-rsid="004da0fc"/>
    </style:style>
    <style:style style:name="P3" style:family="paragraph" style:parent-style-name="Standard">
      <style:text-properties fo:font-size="13pt" fo:font-weight="bold" officeooo:rsid="0050e7b0" officeooo:paragraph-rsid="0050e7b0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officeooo:rsid="00122a85" officeooo:paragraph-rsid="00122a85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307d3d" officeooo:paragraph-rsid="00310047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2b4ea5" officeooo:paragraph-rsid="002dd52f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4da0fc" officeooo:paragraph-rsid="004da0fc" style:font-size-asian="16pt" style:font-weight-asian="bold" style:font-size-complex="16pt" style:font-weight-complex="bold"/>
    </style:style>
    <style:style style:name="P8" style:family="paragraph" style:parent-style-name="Standard">
      <style:text-properties fo:font-weight="normal" officeooo:rsid="00122a85" officeooo:paragraph-rsid="00122a85" style:font-weight-asian="normal" style:font-weight-complex="normal"/>
    </style:style>
    <style:style style:name="P9" style:family="paragraph" style:parent-style-name="Standard">
      <style:text-properties fo:font-weight="normal" officeooo:rsid="00122a85" officeooo:paragraph-rsid="00310047" style:font-weight-asian="normal" style:font-weight-complex="normal"/>
    </style:style>
    <style:style style:name="P10" style:family="paragraph" style:parent-style-name="Standard">
      <style:text-properties fo:font-weight="normal" officeooo:rsid="00307d3d" officeooo:paragraph-rsid="00310047" style:font-weight-asian="normal" style:font-weight-complex="normal"/>
    </style:style>
    <style:style style:name="P11" style:family="paragraph" style:parent-style-name="Standard">
      <style:text-properties fo:font-weight="normal" officeooo:rsid="0051da29" officeooo:paragraph-rsid="0051da29" style:font-weight-asian="normal" style:font-weight-complex="normal"/>
    </style:style>
    <style:style style:name="P12" style:family="paragraph" style:parent-style-name="Standard">
      <style:text-properties officeooo:rsid="004da0fc" officeooo:paragraph-rsid="004da0fc"/>
    </style:style>
    <style:style style:name="P13" style:family="paragraph" style:parent-style-name="Standard">
      <style:text-properties officeooo:rsid="004da0fc" officeooo:paragraph-rsid="004e4add"/>
    </style:style>
    <style:style style:name="P14" style:family="paragraph" style:parent-style-name="Table_20_Contents">
      <style:text-properties fo:font-size="13pt" style:font-size-asian="13pt" style:font-size-complex="13pt"/>
    </style:style>
    <style:style style:name="P15" style:family="paragraph" style:parent-style-name="Table_20_Contents">
      <style:text-properties fo:font-size="13pt" officeooo:rsid="00233af1" officeooo:paragraph-rsid="00233af1" style:font-size-asian="13pt" style:font-size-complex="13pt"/>
    </style:style>
    <style:style style:name="P16" style:family="paragraph" style:parent-style-name="Table_20_Contents">
      <style:text-properties fo:font-size="13pt" officeooo:rsid="00233af1" officeooo:paragraph-rsid="00252d18" style:font-size-asian="13pt" style:font-size-complex="13pt"/>
    </style:style>
    <style:style style:name="P17" style:family="paragraph" style:parent-style-name="Table_20_Contents">
      <style:text-properties fo:font-size="13pt" officeooo:rsid="001a5c31" officeooo:paragraph-rsid="002b4ea5" style:font-size-asian="13pt" style:font-size-complex="13pt"/>
    </style:style>
    <style:style style:name="P18" style:family="paragraph" style:parent-style-name="Table_20_Contents">
      <style:text-properties fo:font-size="13pt" officeooo:rsid="001a5c31" officeooo:paragraph-rsid="003b1bbd" style:font-size-asian="13pt" style:font-size-complex="13pt"/>
    </style:style>
    <style:style style:name="P19" style:family="paragraph" style:parent-style-name="Table_20_Contents">
      <style:text-properties fo:font-size="13pt" officeooo:rsid="001a5c31" officeooo:paragraph-rsid="001a5c31" style:font-size-asian="13pt" style:font-size-complex="13pt"/>
    </style:style>
    <style:style style:name="P20" style:family="paragraph" style:parent-style-name="Table_20_Contents">
      <style:text-properties fo:font-size="13pt" officeooo:rsid="001e6c19" officeooo:paragraph-rsid="002b4ea5" style:font-size-asian="13pt" style:font-size-complex="13pt"/>
    </style:style>
    <style:style style:name="P21" style:family="paragraph" style:parent-style-name="Table_20_Contents">
      <style:text-properties fo:font-size="13pt" officeooo:rsid="001e6c19" officeooo:paragraph-rsid="001e6c19" style:font-size-asian="13pt" style:font-size-complex="13pt"/>
    </style:style>
    <style:style style:name="P22" style:family="paragraph" style:parent-style-name="Table_20_Contents">
      <style:text-properties fo:font-size="13pt" officeooo:rsid="001e6c19" officeooo:paragraph-rsid="003b1bbd" style:font-size-asian="13pt" style:font-size-complex="13pt"/>
    </style:style>
    <style:style style:name="P23" style:family="paragraph" style:parent-style-name="Table_20_Contents">
      <style:text-properties fo:font-size="13pt" officeooo:rsid="001a6be9" officeooo:paragraph-rsid="001ec7d9" style:font-size-asian="13pt" style:font-size-complex="13pt"/>
    </style:style>
    <style:style style:name="P24" style:family="paragraph" style:parent-style-name="Table_20_Contents">
      <style:text-properties fo:font-size="13pt" officeooo:rsid="001a6be9" officeooo:paragraph-rsid="003b1bbd" style:font-size-asian="13pt" style:font-size-complex="13pt"/>
    </style:style>
    <style:style style:name="P25" style:family="paragraph" style:parent-style-name="Table_20_Contents">
      <style:text-properties fo:font-size="13pt" officeooo:rsid="001a6be9" officeooo:paragraph-rsid="0057ee83" style:font-size-asian="13pt" style:font-size-complex="13pt"/>
    </style:style>
    <style:style style:name="P26" style:family="paragraph" style:parent-style-name="Table_20_Contents">
      <style:text-properties fo:font-size="13pt" officeooo:rsid="00370399" officeooo:paragraph-rsid="00370399" style:font-size-asian="13pt" style:font-size-complex="13pt"/>
    </style:style>
    <style:style style:name="P27" style:family="paragraph" style:parent-style-name="Table_20_Contents">
      <style:text-properties fo:font-size="13pt" officeooo:rsid="00370399" officeooo:paragraph-rsid="003b1bbd" style:font-size-asian="13pt" style:font-size-complex="13pt"/>
    </style:style>
    <style:style style:name="P28" style:family="paragraph" style:parent-style-name="Table_20_Contents">
      <style:text-properties fo:font-size="13pt" officeooo:rsid="00280db3" officeooo:paragraph-rsid="00280db3" style:font-size-asian="13pt" style:font-size-complex="13pt"/>
    </style:style>
    <style:style style:name="P29" style:family="paragraph" style:parent-style-name="Table_20_Contents">
      <style:text-properties fo:font-size="13pt" officeooo:rsid="002caeb7" officeooo:paragraph-rsid="002caeb7" style:font-size-asian="13pt" style:font-size-complex="13pt"/>
    </style:style>
    <style:style style:name="P30" style:family="paragraph" style:parent-style-name="Table_20_Contents">
      <style:text-properties fo:font-size="13pt" officeooo:rsid="001c8e9b" officeooo:paragraph-rsid="001c8e9b" style:font-size-asian="13pt" style:font-size-complex="13pt"/>
    </style:style>
    <style:style style:name="P31" style:family="paragraph" style:parent-style-name="Table_20_Contents">
      <style:text-properties fo:font-size="13pt" officeooo:rsid="00163a82" officeooo:paragraph-rsid="00163a82" style:font-size-asian="13pt" style:font-size-complex="13pt"/>
    </style:style>
    <style:style style:name="P32" style:family="paragraph" style:parent-style-name="Table_20_Contents">
      <style:text-properties fo:font-size="13pt" officeooo:rsid="002290a9" officeooo:paragraph-rsid="002290a9" style:font-size-asian="13pt" style:font-size-complex="13pt"/>
    </style:style>
    <style:style style:name="P33" style:family="paragraph" style:parent-style-name="Table_20_Contents">
      <style:text-properties fo:font-size="13pt" fo:font-weight="bold" officeooo:rsid="00446fdd" officeooo:paragraph-rsid="00446fdd" style:font-size-asian="13pt" style:font-weight-asian="bold" style:font-size-complex="13pt" style:font-weight-complex="bold"/>
    </style:style>
    <style:style style:name="P34" style:family="paragraph" style:parent-style-name="Table_20_Contents">
      <style:text-properties fo:font-size="13pt" fo:font-weight="bold" officeooo:rsid="0013ffc9" officeooo:paragraph-rsid="0013ffc9" style:font-size-asian="13pt" style:font-weight-asian="bold" style:font-size-complex="13pt" style:font-weight-complex="bold"/>
    </style:style>
    <style:style style:name="P35" style:family="paragraph" style:parent-style-name="Table_20_Contents">
      <style:text-properties fo:font-size="13pt" fo:font-weight="bold" officeooo:rsid="0013ffc9" officeooo:paragraph-rsid="002290a9" style:font-size-asian="13pt" style:font-weight-asian="bold" style:font-size-complex="13pt" style:font-weight-complex="bold"/>
    </style:style>
    <style:style style:name="P36" style:family="paragraph" style:parent-style-name="Table_20_Contents">
      <style:text-properties fo:font-size="13pt" fo:font-weight="bold" officeooo:rsid="002b4ea5" officeooo:paragraph-rsid="002b4ea5" style:font-size-asian="13pt" style:font-weight-asian="bold" style:font-size-complex="13pt" style:font-weight-complex="bold"/>
    </style:style>
    <style:style style:name="P37" style:family="paragraph" style:parent-style-name="Table_20_Contents">
      <style:text-properties fo:font-size="13pt" fo:font-weight="bold" officeooo:rsid="001481be" officeooo:paragraph-rsid="002290a9" style:font-size-asian="13pt" style:font-weight-asian="bold" style:font-size-complex="13pt" style:font-weight-complex="bold"/>
    </style:style>
    <style:style style:name="P38" style:family="paragraph" style:parent-style-name="Table_20_Contents">
      <style:text-properties fo:font-size="13pt" fo:font-weight="bold" officeooo:rsid="001481be" officeooo:paragraph-rsid="001481be" style:font-size-asian="13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bold" officeooo:rsid="004da0fc" officeooo:paragraph-rsid="004da0fc" style:font-size-asian="13pt" style:font-weight-asian="bold" style:font-size-complex="13pt" style:font-weight-complex="bold"/>
    </style:style>
    <style:style style:name="P40" style:family="paragraph" style:parent-style-name="Standard">
      <style:text-properties fo:font-size="13pt" fo:font-weight="bold" officeooo:rsid="004da0fc" officeooo:paragraph-rsid="008d2b69" style:font-size-asian="13pt" style:font-weight-asian="bold" style:font-size-complex="13pt" style:font-weight-complex="bold"/>
    </style:style>
    <style:style style:name="P41" style:family="paragraph" style:parent-style-name="Standard">
      <style:text-properties fo:font-size="13pt" fo:font-weight="bold" officeooo:rsid="00688b3c" officeooo:paragraph-rsid="00688b3c" style:font-size-asian="13pt" style:font-weight-asian="bold" style:font-size-complex="13pt" style:font-weight-complex="bold"/>
    </style:style>
    <style:style style:name="P42" style:family="paragraph" style:parent-style-name="Standard">
      <style:text-properties fo:font-size="13pt" fo:font-weight="normal" officeooo:rsid="00122a85" officeooo:paragraph-rsid="00122a85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size="13pt" fo:font-weight="normal" officeooo:rsid="00122a85" officeooo:paragraph-rsid="0086ffbf" style:font-size-asian="13pt" style:font-weight-asian="normal" style:font-size-complex="13pt" style:font-weight-complex="normal"/>
    </style:style>
    <style:style style:name="P44" style:family="paragraph" style:parent-style-name="Standard" style:list-style-name="L17">
      <style:text-properties officeooo:rsid="004da0fc" officeooo:paragraph-rsid="004e4add"/>
    </style:style>
    <style:style style:name="P45" style:family="paragraph" style:parent-style-name="Standard" style:list-style-name="L18">
      <style:text-properties officeooo:rsid="004da0fc" officeooo:paragraph-rsid="004e4add"/>
    </style:style>
    <style:style style:name="P46" style:family="paragraph" style:parent-style-name="Standard">
      <style:text-properties officeooo:rsid="004da0fc" officeooo:paragraph-rsid="004da0fc"/>
    </style:style>
    <style:style style:name="P47" style:family="paragraph" style:parent-style-name="Standard">
      <style:text-properties officeooo:rsid="004da0fc" officeooo:paragraph-rsid="00669849"/>
    </style:style>
    <style:style style:name="P48" style:family="paragraph" style:parent-style-name="Standard">
      <style:text-properties officeooo:rsid="004da0fc" officeooo:paragraph-rsid="008d2b69"/>
    </style:style>
    <style:style style:name="P49" style:family="paragraph" style:parent-style-name="Standard" style:list-style-name="L18">
      <style:text-properties officeooo:rsid="004e4add" officeooo:paragraph-rsid="004e4add"/>
    </style:style>
    <style:style style:name="P50" style:family="paragraph" style:parent-style-name="Standard" style:list-style-name="L17">
      <style:text-properties officeooo:rsid="0060d9b5" officeooo:paragraph-rsid="0060d9b5"/>
    </style:style>
    <style:style style:name="P51" style:family="paragraph" style:parent-style-name="Standard">
      <style:text-properties officeooo:rsid="00122a85" officeooo:paragraph-rsid="004da0fc"/>
    </style:style>
    <style:style style:name="P52" style:family="paragraph" style:parent-style-name="Standard">
      <style:text-properties officeooo:rsid="00122a85" officeooo:paragraph-rsid="00122a85"/>
    </style:style>
    <style:style style:name="P53" style:family="paragraph" style:parent-style-name="Standard">
      <style:text-properties officeooo:rsid="00122a85" officeooo:paragraph-rsid="0050e7b0"/>
    </style:style>
    <style:style style:name="P54" style:family="paragraph" style:parent-style-name="Standard">
      <style:text-properties officeooo:rsid="00122a85" officeooo:paragraph-rsid="008d2b69"/>
    </style:style>
    <style:style style:name="P55" style:family="paragraph" style:parent-style-name="Standard">
      <style:text-properties officeooo:rsid="0062a8b5" officeooo:paragraph-rsid="00647665"/>
    </style:style>
    <style:style style:name="P56" style:family="paragraph" style:parent-style-name="Standard" style:list-style-name="L19">
      <style:text-properties officeooo:rsid="0062a8b5" officeooo:paragraph-rsid="00647665"/>
    </style:style>
    <style:style style:name="P57" style:family="paragraph" style:parent-style-name="Standard">
      <style:text-properties officeooo:rsid="00688b3c" officeooo:paragraph-rsid="00688b3c"/>
    </style:style>
    <style:style style:name="P58" style:family="paragraph" style:parent-style-name="Standard">
      <style:text-properties officeooo:rsid="006beffe" officeooo:paragraph-rsid="006beffe"/>
    </style:style>
    <style:style style:name="P59" style:family="paragraph" style:parent-style-name="Standard">
      <style:text-properties officeooo:rsid="006d6f74" officeooo:paragraph-rsid="006d6f74"/>
    </style:style>
    <style:style style:name="P60" style:family="paragraph" style:parent-style-name="Standard">
      <style:text-properties officeooo:rsid="006d6f74" officeooo:paragraph-rsid="006eebfe"/>
    </style:style>
    <style:style style:name="P61" style:family="paragraph" style:parent-style-name="Standard">
      <style:text-properties officeooo:rsid="006edce2" officeooo:paragraph-rsid="006edce2"/>
    </style:style>
    <style:style style:name="P62" style:family="paragraph" style:parent-style-name="Standard" style:list-style-name="L20">
      <style:text-properties officeooo:rsid="006edce2" officeooo:paragraph-rsid="006edce2"/>
    </style:style>
    <style:style style:name="P63" style:family="paragraph" style:parent-style-name="Standard" style:list-style-name="L20">
      <style:text-properties officeooo:rsid="006edce2" officeooo:paragraph-rsid="006f3f33"/>
    </style:style>
    <style:style style:name="P64" style:family="paragraph" style:parent-style-name="Standard" style:list-style-name="L20">
      <style:text-properties officeooo:rsid="006edce2" officeooo:paragraph-rsid="00767e17"/>
    </style:style>
    <style:style style:name="P65" style:family="paragraph" style:parent-style-name="Standard">
      <style:text-properties officeooo:rsid="006edce2" officeooo:paragraph-rsid="00767e17"/>
    </style:style>
    <style:style style:name="P66" style:family="paragraph" style:parent-style-name="Standard">
      <style:text-properties officeooo:rsid="006edce2" officeooo:paragraph-rsid="0077fca4"/>
    </style:style>
    <style:style style:name="P67" style:family="paragraph" style:parent-style-name="Standard">
      <style:text-properties officeooo:rsid="0071fbc9" officeooo:paragraph-rsid="0071fbc9"/>
    </style:style>
    <style:style style:name="P68" style:family="paragraph" style:parent-style-name="Standard" style:list-style-name="L21">
      <style:text-properties officeooo:rsid="0071fbc9" officeooo:paragraph-rsid="0071fbc9"/>
    </style:style>
    <style:style style:name="P69" style:family="paragraph" style:parent-style-name="Standard" style:list-style-name="L21">
      <style:text-properties officeooo:rsid="0071fbc9" officeooo:paragraph-rsid="007e7290"/>
    </style:style>
    <style:style style:name="P70" style:family="paragraph" style:parent-style-name="Standard">
      <style:text-properties officeooo:rsid="0071fbc9" officeooo:paragraph-rsid="007c2aeb"/>
    </style:style>
    <style:style style:name="P71" style:family="paragraph" style:parent-style-name="Standard">
      <style:text-properties officeooo:rsid="0071fbc9" officeooo:paragraph-rsid="007d9b54"/>
    </style:style>
    <style:style style:name="P72" style:family="paragraph" style:parent-style-name="Standard">
      <style:text-properties officeooo:rsid="0071fbc9" officeooo:paragraph-rsid="007f251d"/>
    </style:style>
    <style:style style:name="P73" style:family="paragraph" style:parent-style-name="Standard">
      <style:text-properties officeooo:rsid="0071fbc9" officeooo:paragraph-rsid="0098f6fb"/>
    </style:style>
    <style:style style:name="P74" style:family="paragraph" style:parent-style-name="Standard">
      <style:text-properties officeooo:rsid="00745a13" officeooo:paragraph-rsid="00745a13"/>
    </style:style>
    <style:style style:name="P75" style:family="paragraph" style:parent-style-name="Standard">
      <style:text-properties officeooo:rsid="00745a13" officeooo:paragraph-rsid="007f251d"/>
    </style:style>
    <style:style style:name="P76" style:family="paragraph" style:parent-style-name="Standard" style:list-style-name="L20">
      <style:text-properties officeooo:rsid="007b7d33" officeooo:paragraph-rsid="007b7d33"/>
    </style:style>
    <style:style style:name="P77" style:family="paragraph" style:parent-style-name="Standard" style:list-style-name="L20">
      <style:text-properties officeooo:rsid="007b7d33" officeooo:paragraph-rsid="007e7a8f"/>
    </style:style>
    <style:style style:name="P78" style:family="paragraph" style:parent-style-name="Standard">
      <style:text-properties officeooo:rsid="007f7851" officeooo:paragraph-rsid="008ace07"/>
    </style:style>
    <style:style style:name="P79" style:family="paragraph" style:parent-style-name="Standard">
      <style:text-properties officeooo:rsid="007f7851" officeooo:paragraph-rsid="00956240"/>
    </style:style>
    <style:style style:name="P80" style:family="paragraph" style:parent-style-name="Standard">
      <style:text-properties officeooo:rsid="0050e7b0" officeooo:paragraph-rsid="0050e7b0"/>
    </style:style>
    <style:style style:name="P81" style:family="paragraph" style:parent-style-name="Table_20_Contents">
      <style:text-properties fo:font-size="13pt" fo:font-weight="bold" officeooo:rsid="002b4ea5" officeooo:paragraph-rsid="002b4ea5" style:font-size-asian="13pt" style:font-weight-asian="bold" style:font-size-complex="13pt" style:font-weight-complex="bold"/>
    </style:style>
    <style:style style:name="P82" style:family="paragraph" style:parent-style-name="Table_20_Contents">
      <style:text-properties fo:font-size="13pt" fo:font-weight="bold" officeooo:rsid="00163a82" officeooo:paragraph-rsid="002290a9" style:font-size-asian="13pt" style:font-weight-asian="bold" style:font-size-complex="13pt" style:font-weight-complex="bold"/>
    </style:style>
    <style:style style:name="P83" style:family="paragraph" style:parent-style-name="Table_20_Contents">
      <style:text-properties fo:font-size="13pt" officeooo:rsid="0037abea" officeooo:paragraph-rsid="0086ffbf" style:font-size-asian="13pt" style:font-size-complex="13pt"/>
    </style:style>
    <style:style style:name="P84" style:family="paragraph">
      <style:paragraph-properties fo:text-align="center"/>
    </style:style>
    <style:style style:name="P8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63a82"/>
    </style:style>
    <style:style style:name="T2" style:family="text">
      <style:text-properties officeooo:rsid="0018999a"/>
    </style:style>
    <style:style style:name="T3" style:family="text">
      <style:text-properties officeooo:rsid="001a6be9"/>
    </style:style>
    <style:style style:name="T4" style:family="text">
      <style:text-properties officeooo:rsid="001c8e9b"/>
    </style:style>
    <style:style style:name="T5" style:family="text">
      <style:text-properties officeooo:rsid="002290a9"/>
    </style:style>
    <style:style style:name="T6" style:family="text">
      <style:text-properties officeooo:rsid="00252d18"/>
    </style:style>
    <style:style style:name="T7" style:family="text">
      <style:text-properties officeooo:rsid="0026e381"/>
    </style:style>
    <style:style style:name="T8" style:family="text">
      <style:text-properties officeooo:rsid="002a011c"/>
    </style:style>
    <style:style style:name="T9" style:family="text">
      <style:text-properties officeooo:rsid="00310047"/>
    </style:style>
    <style:style style:name="T10" style:family="text">
      <style:text-properties officeooo:rsid="00352d94"/>
    </style:style>
    <style:style style:name="T11" style:family="text">
      <style:text-properties officeooo:rsid="00370399"/>
    </style:style>
    <style:style style:name="T12" style:family="text">
      <style:text-properties style:text-position="super 58%" officeooo:rsid="003b1bbd"/>
    </style:style>
    <style:style style:name="T13" style:family="text">
      <style:text-properties style:text-position="super 58%" officeooo:rsid="0018999a"/>
    </style:style>
    <style:style style:name="T14" style:family="text">
      <style:text-properties style:text-position="super 58%" officeooo:rsid="003c9c46"/>
    </style:style>
    <style:style style:name="T15" style:family="text">
      <style:text-properties style:text-position="super 58%" officeooo:rsid="0086ffbf"/>
    </style:style>
    <style:style style:name="T16" style:family="text">
      <style:text-properties officeooo:rsid="004e4add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officeooo:rsid="005632e7"/>
    </style:style>
    <style:style style:name="T19" style:family="text">
      <style:text-properties officeooo:rsid="0057ee83"/>
    </style:style>
    <style:style style:name="T20" style:family="text">
      <style:text-properties officeooo:rsid="005f9109"/>
    </style:style>
    <style:style style:name="T21" style:family="text">
      <style:text-properties officeooo:rsid="00600bb7"/>
    </style:style>
    <style:style style:name="T22" style:family="text">
      <style:text-properties officeooo:rsid="00647665"/>
    </style:style>
    <style:style style:name="T23" style:family="text">
      <style:text-properties officeooo:rsid="00669849"/>
    </style:style>
    <style:style style:name="T24" style:family="text">
      <style:text-properties officeooo:rsid="006d6f74"/>
    </style:style>
    <style:style style:name="T25" style:family="text">
      <style:text-properties officeooo:rsid="006eebfe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officeooo:rsid="00745a13"/>
    </style:style>
    <style:style style:name="T28" style:family="text">
      <style:text-properties officeooo:rsid="00767e17"/>
    </style:style>
    <style:style style:name="T29" style:family="text">
      <style:text-properties officeooo:rsid="007934bb"/>
    </style:style>
    <style:style style:name="T30" style:family="text">
      <style:text-properties officeooo:rsid="0079d189"/>
    </style:style>
    <style:style style:name="T31" style:family="text">
      <style:text-properties officeooo:rsid="007c2aeb"/>
    </style:style>
    <style:style style:name="T32" style:family="text">
      <style:text-properties officeooo:rsid="007e7a8f"/>
    </style:style>
    <style:style style:name="T33" style:family="text">
      <style:text-properties officeooo:rsid="00800a9d"/>
    </style:style>
    <style:style style:name="T34" style:family="text">
      <style:text-properties officeooo:rsid="00857e71"/>
    </style:style>
    <style:style style:name="T35" style:family="text">
      <style:text-properties officeooo:rsid="0086b820"/>
    </style:style>
    <style:style style:name="T36" style:family="text">
      <style:text-properties officeooo:rsid="0089d54d"/>
    </style:style>
    <style:style style:name="T37" style:family="text">
      <style:text-properties officeooo:rsid="008ace07"/>
    </style:style>
    <style:style style:name="T38" style:family="text">
      <style:text-properties officeooo:rsid="008d2b69"/>
    </style:style>
    <style:style style:name="T39" style:family="text">
      <style:text-properties officeooo:rsid="009480b3"/>
    </style:style>
    <style:style style:name="T40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marker-end="Arrow" draw:marker-end-width="0.199cm" draw:textarea-horizontal-align="center" draw:textarea-vertical-align="middle" style:run-through="foreground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silient X10-STM with transparent slave recovery</text:p>
      <text:p text:style-name="P12"/>
      <text:p text:style-name="P39"><text:span text:style-name="T20">Master </text:span>Place state diagram</text:p>
      <text:p text:style-name="P2"><draw:line text:anchor-type="paragraph" draw:z-index="10" draw:style-name="gr5" draw:text-style-name="P84" svg:x1="3.634cm" svg:y1="0.462cm" svg:x2="3.634cm" svg:y2="1.427cm"><text:p/></draw:line><draw:line text:anchor-type="paragraph" draw:z-index="9" draw:style-name="gr6" draw:text-style-name="P84" svg:x1="12.139cm" svg:y1="0.425cm" svg:x2="3.634cm" svg:y2="0.462cm"><text:p/></draw:line><draw:line text:anchor-type="paragraph" draw:z-index="8" draw:style-name="gr6" draw:text-style-name="P84" svg:x1="12.139cm" svg:y1="1.446cm" svg:x2="12.157cm" svg:y2="0.425cm"><text:p/></draw:line></text:p>
      <text:p text:style-name="P2"/>
      <text:p text:style-name="P2"><draw:ellipse text:anchor-type="paragraph" draw:z-index="1" draw:style-name="gr4" draw:text-style-name="P84" svg:width="2.345cm" svg:height="0.775cm" svg:x="2.35cm" svg:y="0.453cm"><text:p text:style-name="P84">active</text:p></draw:ellipse><draw:ellipse text:anchor-type="paragraph" draw:z-index="2" draw:style-name="gr4" draw:text-style-name="P84" svg:width="2.345cm" svg:height="0.775cm" svg:x="6.622cm" svg:y="0.476cm"><text:p text:style-name="P84">pausing</text:p></draw:ellipse><draw:ellipse text:anchor-type="paragraph" draw:z-index="3" draw:style-name="gr4" draw:text-style-name="P84" svg:width="2.345cm" svg:height="0.775cm" svg:x="10.929cm" svg:y="0.473cm"><text:p text:style-name="P84">paused</text:p></draw:ellipse></text:p>
      <text:p text:style-name="P2"><draw:line text:anchor-type="paragraph" draw:z-index="6" draw:style-name="gr5" draw:text-style-name="P84" svg:x1="4.694cm" svg:y1="0.363cm" svg:x2="6.622cm" svg:y2="0.363cm"><text:p/></draw:line><draw:line text:anchor-type="paragraph" draw:z-index="7" draw:style-name="gr5" draw:text-style-name="P84" svg:x1="8.966cm" svg:y1="0.439cm" svg:x2="10.929cm" svg:y2="0.439cm"><text:p/></draw:line></text:p>
      <text:p text:style-name="P2"><draw:line text:anchor-type="paragraph" draw:z-index="5" draw:style-name="gr5" draw:text-style-name="P84" svg:x1="3.484cm" svg:y1="0.254cm" svg:x2="3.484cm" svg:y2="1.711cm"><text:p/></draw:line></text:p>
      <text:p text:style-name="P2"/>
      <text:p text:style-name="P2"/>
      <text:p text:style-name="P2"><draw:ellipse text:anchor-type="paragraph" draw:z-index="4" draw:style-name="gr4" draw:text-style-name="P84" svg:width="2.345cm" svg:height="0.775cm" svg:x="2.295cm" svg:y="0.25cm"><text:p text:style-name="P84">dead</text:p></draw:ellipse></text:p>
      <text:p text:style-name="P2"/>
      <text:p text:style-name="P2"/>
      <text:p text:style-name="P47"><text:span text:style-name="T23">Active</text:span>: <text:s/><text:span text:style-name="T23">initial normal state.</text:span></text:p>
      <text:p text:style-name="P47"/>
      <text:p text:style-name="P13">Pausing: <text:s/></text:p>
      <text:list xml:id="list5015352301542726382" text:style-name="L17">
        <text:list-item>
          <text:p text:style-name="P44"><text:span text:style-name="T16">A</text:span>ccepts new read-only transactions and rejects new write transactions. </text:p>
        </text:list-item>
        <text:list-item>
          <text:p text:style-name="P44">Old write transactions, that were already validated, can commit. <text:span text:style-name="T21">The pausing state ends after all validated transactions commit or abort.</text:span></text:p>
        </text:list-item>
        <text:list-item>
          <text:p text:style-name="P50">Pausing state is definitate assuming that the slave of the dead place is alive, and will eventually commit/abort any started transaction by its master.</text:p>
        </text:list-item>
      </text:list>
      <text:p text:style-name="P12"/>
      <text:p text:style-name="P13">Paused: <text:s/></text:p>
      <text:list xml:id="list2226160223997496392" text:style-name="L18">
        <text:list-item>
          <text:p text:style-name="P45"><text:span text:style-name="T16">A</text:span>ccepts <text:s/>new read-only transactions only.</text:p>
        </text:list-item>
        <text:list-item>
          <text:p text:style-name="P49">Recovers the slave, then becomes active again.</text:p>
        </text:list-item>
      </text:list>
      <text:p text:style-name="P2"/>
      <text:p text:style-name="P55"><text:span text:style-name="T22">Dead: </text:span></text:p>
      <text:list xml:id="list7980622820883104423" text:style-name="L19">
        <text:list-item>
          <text:p text:style-name="P56"><text:span text:style-name="T22">An active place can die at any time, but master and slave can not die together.</text:span></text:p>
        </text:list-item>
        <text:list-item>
          <text:p text:style-name="P56">Moving from pausing/paused to dead is not allowed, as we assume that the master will not die while recovering a slave.</text:p>
        </text:list-item>
      </text:list>
      <text:p text:style-name="P1"/>
      <text:p text:style-name="P41">Tx Logging <text:span text:style-name="T24">based on the replication mode (eager/lazy)</text:span></text:p>
      <text:p text:style-name="P57">A transaction coordinator checkpoints the state of its transactions at its slave to help the slave recover it.</text:p>
      <text:p text:style-name="P57"/>
      <text:p text:style-name="P59"><text:span text:style-name="T26">In eager replication,</text:span> the slave updates its copy of the master data with each transaction.</text:p>
      <text:p text:style-name="P67">The <text:span text:style-name="T29">participant</text:span> communicates with <text:span text:style-name="T29">its</text:span> slave at the following times:</text:p>
      <text:list xml:id="list8351874894139720203" text:style-name="L21">
        <text:list-item>
          <text:p text:style-name="P68">validation time (to send <text:span text:style-name="T30">the list of updates done at the master</text:span>)</text:p>
        </text:list-item>
        <text:list-item>
          <text:p text:style-name="P68">commit time (so that the slave applies the updates)</text:p>
        </text:list-item>
        <text:list-item>
          <text:p text:style-name="P68">abort time (so that the slave ignores the updates)</text:p>
        </text:list-item>
      </text:list>
      <text:p text:style-name="P61"/>
      <text:p text:style-name="P66">Tx logging is as follows <text:span text:style-name="T28">(by the coordinator only)</text:span>: <text:s/></text:p>
      <text:list xml:id="list3624878223836301174" text:style-name="L20">
        <text:list-item>
          <text:p text:style-name="P62">committed transaction: STARTED, COMMITTING, NULL (Tx log removed)</text:p>
        </text:list-item>
        <text:list-item>
          <text:p text:style-name="P63">aborted transaction: STARTED, NULL (Tx log removed)</text:p>
        </text:list-item>
        <text:list-item>
          <text:p text:style-name="P76">No need for garbage collection; the tx log is deleted in all cases.</text:p>
        </text:list-item>
      </text:list>
      <text:p text:style-name="P59"/>
      <text:p text:style-name="P70"><text:span text:style-name="T31">The slave prepares a valid copy to recreate the master at a spare place as follows:</text:span></text:p>
      <text:p text:style-name="P67">- active</text:p>
      <text:p text:style-name="P79">- acting <text:span text:style-name="T39">coordinator:</text:span> completes any transactions that the master started but did not commit/abort <text:s/><text:span text:style-name="T36">(ignore dead participants and their slaves if any)</text:span></text:p>
      <text:p text:style-name="P67"><text:span text:style-name="T33">- acting participant: </text:span><text:s/><text:span text:style-name="T27">asks the owners of foreign pending tx logs of the status of these transactions </text:span><text:soft-page-break/><text:span text:style-name="T27">(because the coordinators ignore the slaves if the masters die). applying state: commits/aborts the transactions</text:span></text:p>
      <text:p text:style-name="P74">- copy data to spare place</text:p>
      <text:p text:style-name="P74"/>
      <text:p text:style-name="P59"><text:span text:style-name="T26">In lazy replication,</text:span> the slave records the updates, but does not apply them until recovery is required.</text:p>
      <text:p text:style-name="P60"/>
      <text:p text:style-name="P71">The <text:span text:style-name="T29">participant</text:span> communicates with <text:span text:style-name="T29">its</text:span> slave at the following time:</text:p>
      <text:list xml:id="list195801724825546" text:continue-list="list8351874894139720203" text:style-name="L21">
        <text:list-item>
          <text:p text:style-name="P69">validation time (to send <text:span text:style-name="T30">the list of updates done at the master</text:span>)</text:p>
        </text:list-item>
      </text:list>
      <text:p text:style-name="P60"/>
      <text:p text:style-name="P65">Tx logging is as follows <text:span text:style-name="T28">(by the coordinator only)</text:span>: <text:s/></text:p>
      <text:list xml:id="list195802535896569" text:continue-list="list3624878223836301174" text:style-name="L20">
        <text:list-item>
          <text:p text:style-name="P64">committed transaction: STARTED, COMMITTING, <text:span text:style-name="T25">COMMITTED</text:span></text:p>
        </text:list-item>
        <text:list-item>
          <text:p text:style-name="P64">aborted transaction: STARTED, NULL (Tx log removed)</text:p>
        </text:list-item>
        <text:list-item>
          <text:p text:style-name="P77"><text:span text:style-name="T32">G</text:span>arbage collection <text:span text:style-name="T32">is needed for committed transactions!!!.</text:span></text:p>
        </text:list-item>
      </text:list>
      <text:p text:style-name="P60"/>
      <text:p text:style-name="P72"><text:span text:style-name="T31">The slave prepares a valid copy to recreate the master at a spare place as follows:</text:span></text:p>
      <text:p text:style-name="P72">- active</text:p>
      <text:p text:style-name="P78">- acting <text:span text:style-name="T39">coordinator</text:span>: completes any transactions that the master started but did not commit/abort <text:span text:style-name="T37">(ignore dead participants and their slaves if any)</text:span></text:p>
      <text:p text:style-name="P73"><text:span text:style-name="T33">- acting participant: asks the owners of pending tx logs of the status of these transactions (if the owners died, ask their slaves). applying state: commits/aborts the transactions</text:span></text:p>
      <text:p text:style-name="P75">- copy data to spare place.</text:p>
      <text:p text:style-name="P75"/>
      <text:p text:style-name="P60"/>
      <text:p text:style-name="P40"><text:span text:style-name="T38">Slave </text:span>Place state diagram</text:p>
      <text:p text:style-name="P54"><draw:line text:anchor-type="paragraph" draw:z-index="17" draw:style-name="gr6" draw:text-style-name="P84" svg:x1="15.882cm" svg:y1="1.42cm" svg:x2="15.9cm" svg:y2="0.399cm"><text:p/></draw:line><draw:line text:anchor-type="paragraph" draw:z-index="18" draw:style-name="gr6" draw:text-style-name="P84" svg:x1="15.882cm" svg:y1="0.399cm" svg:x2="1.723cm" svg:y2="0.463cm"><text:p/></draw:line><draw:line text:anchor-type="paragraph" draw:z-index="19" draw:style-name="gr5" draw:text-style-name="P84" svg:x1="1.724cm" svg:y1="0.462cm" svg:x2="1.724cm" svg:y2="1.427cm"><text:p/></draw:line></text:p>
      <text:p text:style-name="P54"/>
      <text:p text:style-name="P54"><draw:ellipse text:anchor-type="paragraph" draw:z-index="12" draw:style-name="gr4" draw:text-style-name="P84" svg:width="3.061cm" svg:height="0.775cm" svg:x="4.902cm" svg:y="0.476cm"><text:p text:style-name="P84">Acting coordinator</text:p></draw:ellipse><draw:ellipse text:anchor-type="paragraph" draw:z-index="20" draw:style-name="gr4" draw:text-style-name="P84" svg:width="3.705cm" svg:height="0.775cm" svg:x="9.209cm" svg:y="0.473cm"><text:p text:style-name="P84">Acting participant</text:p></draw:ellipse><draw:ellipse text:anchor-type="paragraph" draw:z-index="11" draw:style-name="gr4" draw:text-style-name="P84" svg:width="2.345cm" svg:height="0.775cm" svg:x="0.63cm" svg:y="0.453cm"><text:p text:style-name="P84">active</text:p></draw:ellipse><draw:ellipse text:anchor-type="paragraph" draw:z-index="21" draw:style-name="gr4" draw:text-style-name="P84" svg:width="3.895cm" svg:height="0.775cm" svg:x="14.086cm" svg:y="0.446cm"><text:p text:style-name="P84">Copying data to spare</text:p></draw:ellipse></text:p>
      <text:p text:style-name="P54"><draw:line text:anchor-type="paragraph" draw:z-index="15" draw:style-name="gr5" draw:text-style-name="P84" svg:x1="2.974cm" svg:y1="0.363cm" svg:x2="4.902cm" svg:y2="0.363cm"><text:p/></draw:line><draw:line text:anchor-type="paragraph" draw:z-index="16" draw:style-name="gr5" draw:text-style-name="P84" svg:x1="7.962cm" svg:y1="0.439cm" svg:x2="9.209cm" svg:y2="0.439cm"><text:p/></draw:line><draw:line text:anchor-type="paragraph" draw:z-index="22" draw:style-name="gr5" draw:text-style-name="P84" svg:x1="12.913cm" svg:y1="0.36cm" svg:x2="14.16cm" svg:y2="0.36cm"><text:p/></draw:line></text:p>
      <text:p text:style-name="P54"><draw:line text:anchor-type="paragraph" draw:z-index="14" draw:style-name="gr5" draw:text-style-name="P84" svg:x1="1.819cm" svg:y1="0.254cm" svg:x2="1.819cm" svg:y2="1.711cm"><text:p/></draw:line></text:p>
      <text:p text:style-name="P54"/>
      <text:p text:style-name="P54"/>
      <text:p text:style-name="P54"><draw:ellipse text:anchor-type="paragraph" draw:z-index="13" draw:style-name="gr4" draw:text-style-name="P84" svg:width="2.345cm" svg:height="0.775cm" svg:x="0.63cm" svg:y="0.25cm"><text:p text:style-name="P84">dead</text:p></draw:ellipse></text:p>
      <text:p text:style-name="P54"/>
      <text:p text:style-name="P54"/>
      <text:p text:style-name="P48"/>
      <text:p text:style-name="P58"/>
      <text:p text:style-name="P57"/>
      <text:p text:style-name="P1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80"><text:soft-page-break/><text:span text:style-name="T17">Dead slave for a transaction participant</text:span></text:p>
      <text:p text:style-name="P3"/>
      <text:p text:style-name="P4">C initiates a transaction where M0 and M1 are the participants</text:p>
      <text:p text:style-name="P5">The main assumption<text:span text:style-name="T9">s are:</text:span></text:p>
      <text:p text:style-name="P5"><text:span text:style-name="T9">1) I</text:span>t is not possible for a master and a slave to die at the same time.</text:p>
      <text:p text:style-name="P5"><text:span text:style-name="T9">2) </text:span>The next failure will happen after <text:span text:style-name="T9">the current failure is completely recovered.</text:span></text:p>
      <text:p text:style-name="P5"/>
      <text:p text:style-name="P10"><draw:g text:anchor-type="paragraph" draw:z-index="0" draw:style-name="gr1"><draw:rect draw:style-name="gr2" draw:text-style-name="P85" svg:width="1.833cm" svg:height="1.322cm" svg:x="6.986cm" svg:y="0.136cm"><text:p text:style-name="P84"><text:span text:style-name="T40">C</text:span></text:p></draw:rect><draw:rect draw:style-name="gr2" draw:text-style-name="P85" svg:width="1.832cm" svg:height="1.324cm" svg:x="4.314cm" svg:y="2.371cm"><text:p text:style-name="P84"><text:span text:style-name="T40">M0</text:span></text:p><text:p text:style-name="P84"><text:span text:style-name="T40">S2</text:span></text:p></draw:rect><draw:rect draw:style-name="gr2" draw:text-style-name="P85" svg:width="1.833cm" svg:height="1.324cm" svg:x="6.965cm" svg:y="2.411cm"><text:p text:style-name="P84"><text:span text:style-name="T40">M1</text:span></text:p><text:p text:style-name="P84"><text:span text:style-name="T40">S0</text:span></text:p></draw:rect><draw:rect draw:style-name="gr2" draw:text-style-name="P85" svg:width="1.832cm" svg:height="1.322cm" svg:x="9.618cm" svg:y="2.433cm"><text:p text:style-name="P84"><text:span text:style-name="T40">M2</text:span></text:p><text:p text:style-name="P84"><text:span text:style-name="T40">S1</text:span></text:p></draw:rect><draw:line draw:style-name="gr3" draw:text-style-name="P84" svg:x1="7.262cm" svg:y1="1.458cm" svg:x2="4.712cm" svg:y2="2.371cm"><text:p/></draw:line><draw:line draw:style-name="gr3" draw:text-style-name="P84" svg:x1="7.993cm" svg:y1="1.458cm" svg:x2="7.829cm" svg:y2="2.412cm"><text:p/></draw:line></draw:g></text:p>
      <text:p text:style-name="P10"/>
      <text:p text:style-name="P10"/>
      <text:p text:style-name="P10"/>
      <text:p text:style-name="P11"/>
      <text:p text:style-name="P10"/>
      <text:p text:style-name="P10"/>
      <text:p text:style-name="P10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14"/>
          </table:table-cell>
          <table:table-cell table:style-name="Table2.A1" table:number-columns-spanned="3" office:value-type="string">
            <text:p text:style-name="P33">M1 reactions <text:span text:style-name="T18">when S1 dies</text:span></text:p>
          </table:table-cell>
          <table:covered-table-cell/>
          <table:covered-table-cell/>
          <table:table-cell table:style-name="Table2.E1" office:value-type="string">
            <text:p text:style-name="P33">C reactions</text:p>
          </table:table-cell>
        </table:table-row>
        <table:table-row>
          <table:covered-table-cell/>
          <table:table-cell table:style-name="Table2.B2" office:value-type="string">
            <text:p text:style-name="P36">M1 active</text:p>
          </table:table-cell>
          <table:table-cell table:style-name="Table2.B2" office:value-type="string">
            <text:p text:style-name="P36">M1 pausing</text:p>
          </table:table-cell>
          <table:table-cell table:style-name="Table2.B2" office:value-type="string">
            <text:p text:style-name="P34">M1 paused</text:p>
          </table:table-cell>
          <table:table-cell table:style-name="Table2.E2" office:value-type="string">
            <text:p text:style-name="P34">M1 dead</text:p>
          </table:table-cell>
        </table:table-row>
        <table:table-row>
          <table:table-cell table:style-name="Table2.B2" office:value-type="string">
            <text:p text:style-name="P34">Get</text:p>
          </table:table-cell>
          <table:table-cell table:style-name="Table2.B2" office:value-type="string">
            <text:p text:style-name="P15">M1 accepts</text:p>
          </table:table-cell>
          <table:table-cell table:style-name="Table2.B2" office:value-type="string">
            <text:p text:style-name="P17">M1 accepts<text:span text:style-name="T12">3</text:span></text:p>
          </table:table-cell>
          <table:table-cell table:style-name="Table2.B2" office:value-type="string">
            <text:p text:style-name="P18">M1 accepts<text:span text:style-name="T12">3</text:span></text:p>
          </table:table-cell>
          <table:table-cell table:style-name="Table2.E2" office:value-type="string">
            <text:p text:style-name="P31"><text:span text:style-name="T5">C a</text:span>bort<text:span text:style-name="T5">s</text:span></text:p>
          </table:table-cell>
        </table:table-row>
        <table:table-row>
          <table:table-cell table:style-name="Table2.B2" office:value-type="string">
            <text:p text:style-name="P34">Put</text:p>
          </table:table-cell>
          <table:table-cell table:style-name="Table2.B2" office:value-type="string">
            <text:p text:style-name="P15">M1 <text:span text:style-name="T6">accepts</text:span></text:p>
          </table:table-cell>
          <table:table-cell table:style-name="Table2.B2" office:value-type="string">
            <text:p text:style-name="P17">M1 aborts</text:p>
          </table:table-cell>
          <table:table-cell table:style-name="Table2.B2" office:value-type="string">
            <text:p text:style-name="P19">M1 aborts</text:p>
          </table:table-cell>
          <table:table-cell table:style-name="Table2.E2" office:value-type="string">
            <text:p text:style-name="P31"><text:span text:style-name="T5">C a</text:span>bort<text:span text:style-name="T5">s</text:span></text:p>
          </table:table-cell>
        </table:table-row>
        <table:table-row>
          <table:table-cell table:style-name="Table2.B2" office:value-type="string">
            <text:p text:style-name="P35">Validate<text:span text:style-name="T5">1</text:span>: </text:p>
            <text:p text:style-name="P35"><text:span text:style-name="T3">M1</text:span> check<text:span text:style-name="T3">s for</text:span> conflicts</text:p>
          </table:table-cell>
          <table:table-cell table:style-name="Table2.B2" office:value-type="string">
            <text:p text:style-name="P16">M1 <text:span text:style-name="T6">accepts</text:span></text:p>
          </table:table-cell>
          <table:table-cell table:style-name="Table2.B2" office:value-type="string">
            <text:p text:style-name="P20">Read-only transactions pass.</text:p>
            <text:p text:style-name="P20">Write transactions fail.</text:p>
          </table:table-cell>
          <table:table-cell table:style-name="Table2.B2" office:value-type="string">
            <text:p text:style-name="P21">Read-only transactions pass.</text:p>
            <text:p text:style-name="P21">Write transactions fail.</text:p>
          </table:table-cell>
          <table:table-cell table:style-name="Table2.E2" office:value-type="string">
            <text:p text:style-name="P31"><text:span text:style-name="T5">C a</text:span>bort<text:span text:style-name="T5">s</text:span></text:p>
          </table:table-cell>
        </table:table-row>
        <table:table-row>
          <table:table-cell table:style-name="Table2.B2" office:value-type="string">
            <text:p text:style-name="P35">Validate<text:span text:style-name="T5">2</text:span>: </text:p>
            <text:p text:style-name="P35"><text:span text:style-name="T3">M1 sends</text:span> TxLog <text:span text:style-name="T5">to S1</text:span></text:p>
          </table:table-cell>
          <table:table-cell table:style-name="Table2.B2" office:value-type="string">
            <text:p text:style-name="P21">M1 <text:span text:style-name="T19">pausing</text:span><text:span text:style-name="T12">1</text:span></text:p>
            <text:p text:style-name="P23"><text:span text:style-name="T4">M1 </text:span>Ignore<text:span text:style-name="T7">s</text:span> S1<text:span text:style-name="T12">2</text:span></text:p>
          </table:table-cell>
          <table:table-cell table:style-name="Table2.B2" office:value-type="string">
            <text:p text:style-name="P25"><text:span text:style-name="T11">Not possible</text:span><text:span text:style-name="T12">4</text:span></text:p>
            <text:p text:style-name="P25"/>
          </table:table-cell>
          <table:table-cell table:style-name="Table2.B2" office:value-type="string">
            <text:p text:style-name="P26">Not possible<text:span text:style-name="T12">4</text:span></text:p>
          </table:table-cell>
          <table:table-cell table:style-name="Table2.E2" office:value-type="string">
            <text:p text:style-name="P32">C aborts</text:p>
          </table:table-cell>
        </table:table-row>
        <table:table-row>
          <table:table-cell table:style-name="Table2.B2" office:value-type="string">
            <text:p text:style-name="P37">Commit<text:span text:style-name="T5">1: </text:span></text:p>
            <text:p text:style-name="P82">M1 commits S1</text:p>
          </table:table-cell>
          <table:table-cell table:style-name="Table2.B2" office:value-type="string">
            <text:p text:style-name="P22">M1 <text:span text:style-name="T8">pausing</text:span><text:span text:style-name="T12">1</text:span></text:p>
            <text:p text:style-name="P24"><text:span text:style-name="T4">M1 </text:span>Ignore<text:span text:style-name="T7">s</text:span> S1<text:span text:style-name="T12">2</text:span></text:p>
          </table:table-cell>
          <table:table-cell table:style-name="Table2.B2" office:value-type="string">
            <text:p text:style-name="P24"><text:span text:style-name="T4">M1 </text:span>Ignore<text:span text:style-name="T7">s</text:span> S1<text:span text:style-name="T12">2</text:span></text:p>
          </table:table-cell>
          <table:table-cell table:style-name="Table2.B2" office:value-type="string">
            <text:p text:style-name="P27">Not possible<text:span text:style-name="T12">4</text:span></text:p>
          </table:table-cell>
          <table:table-cell table:style-name="Table2.E2" office:value-type="string">
            <text:p text:style-name="P83">C Ignores M1 <text:span text:style-name="T35">and S1</text:span><text:span text:style-name="T15">5</text:span></text:p>
          </table:table-cell>
        </table:table-row>
        <table:table-row>
          <table:table-cell table:style-name="Table2.B2" office:value-type="string">
            <text:p text:style-name="P37">Commit<text:span text:style-name="T5">2: </text:span></text:p>
            <text:p text:style-name="P82">M1 commits locally</text:p>
          </table:table-cell>
          <table:table-cell table:style-name="Table2.B2" office:value-type="string">
            <text:p text:style-name="P28">M1 accepts</text:p>
          </table:table-cell>
          <table:table-cell table:style-name="Table2.B2" table:number-rows-spanned="2" office:value-type="string">
            <text:p text:style-name="P29">M1 <text:span text:style-name="T10">accepts</text:span>.</text:p>
            <text:p text:style-name="P29">If this is the last pending transaction, change status from pausing to paused.</text:p>
          </table:table-cell>
          <table:table-cell table:style-name="Table2.B2" office:value-type="string">
            <text:p text:style-name="P30">M1 commits</text:p>
          </table:table-cell>
          <table:table-cell table:style-name="Table2.E2" office:value-type="string">
            <text:p text:style-name="P83">C Ignores M1 <text:span text:style-name="T34">and S1</text:span><text:span text:style-name="T15">5</text:span></text:p>
          </table:table-cell>
        </table:table-row>
        <table:table-row>
          <table:table-cell table:style-name="Table2.B2" office:value-type="string">
            <text:p text:style-name="P38">Abort</text:p>
          </table:table-cell>
          <table:table-cell table:style-name="Table2.B2" office:value-type="string">
            <text:p text:style-name="P28">M1 accepts</text:p>
          </table:table-cell>
          <table:covered-table-cell/>
          <table:table-cell table:style-name="Table2.B2" office:value-type="string">
            <text:p text:style-name="P30">M1 aborts</text:p>
          </table:table-cell>
          <table:table-cell table:style-name="Table2.E2" office:value-type="string">
            <text:p text:style-name="P83">C Ignores M1 <text:span text:style-name="T34">and S1</text:span><text:span text:style-name="T15">5</text:span></text:p>
          </table:table-cell>
        </table:table-row>
      </table:table>
      <text:p text:style-name="P8"/>
      <text:p text:style-name="P6"><text:span text:style-name="T12">1</text:span><text:span text:style-name="T13"> </text:span><text:span text:style-name="T2">M1 pausing means: <text:s/>M1 starts waiting until all validated transactions commit or abort</text:span></text:p>
      <text:p text:style-name="P4"><text:span text:style-name="T12">2</text:span> <text:span text:style-name="T6">No need to abort, assuming that M1 and S1 will not die together, and that eventually M1 will recover S1.</text:span></text:p>
      <text:p text:style-name="P4"><text:span text:style-name="T14">3</text:span><text:span text:style-name="T1"> Gets do not alter the master's data, we can process them while copying the master's data to the new slave.</text:span></text:p>
      <text:p text:style-name="P4"><text:span text:style-name="T14">4</text:span><text:span text:style-name="T2"> Not possible because we will commit read-only transactions, which do not require replication on the salve.</text:span></text:p>
      <text:p text:style-name="P43"><text:soft-page-break/><text:span text:style-name="T15">5</text:span><text:span text:style-name="T2"> We ignore the slave assuming it will come back and asks about the status of this transaction from the coordinator (see the query state abov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2:53:18.635291237</meta:creation-date>
    <dc:date>2017-03-28T19:57:43.257280724</dc:date>
    <meta:editing-duration>PT6H12M59S</meta:editing-duration>
    <meta:editing-cycles>133</meta:editing-cycles>
    <meta:generator>LibreOffice/4.2.8.2$Linux_X86_64 LibreOffice_project/420m0$Build-2</meta:generator>
    <meta:document-statistic meta:table-count="1" meta:image-count="0" meta:object-count="0" meta:page-count="4" meta:paragraph-count="101" meta:word-count="755" meta:character-count="4437" meta:non-whitespace-character-count="3781"/>
  </office:meta>
</office:document-meta>
</file>